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e5a5" officeooo:paragraph-rsid="0008e5a5"/>
    </style:style>
    <style:style style:name="P2" style:family="paragraph" style:parent-style-name="Standard">
      <style:paragraph-properties fo:text-align="start" style:justify-single-word="false"/>
      <style:text-properties officeooo:rsid="0008e5a5" officeooo:paragraph-rsid="0008e5a5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8e5a5" officeooo:paragraph-rsid="0008e5a5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bf687" officeooo:paragraph-rsid="000bf687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c734f" officeooo:paragraph-rsid="000c734f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08e5a5" officeooo:paragraph-rsid="0008e5a5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09bba1" officeooo:paragraph-rsid="0009bba1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0b6f6c" officeooo:paragraph-rsid="000b6f6c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0bf687" officeooo:paragraph-rsid="000bf687"/>
    </style:style>
    <style:style style:name="T1" style:family="text">
      <style:text-properties officeooo:rsid="000b6f6c"/>
    </style:style>
    <style:style style:name="T2" style:family="text">
      <style:text-properties officeooo:rsid="000c73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ssier de projet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">Sommaire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Description du projet :</text:p>
      <text:p text:style-name="P3"/>
      <text:p text:style-name="P5">Développement d’un site de covoiturage</text:p>
      <text:p text:style-name="P6"/>
      <text:p text:style-name="P7">Dans le cadre d’<text:span text:style-name="T1">un</text:span> projet en groupe <text:span text:style-name="T1">de 4 personnes</text:span>, <text:span text:style-name="T1">on nous a donné comme thème la création</text:span> <text:span text:style-name="T1">d’</text:span>un site Web commercial. <text:span text:style-name="T1">Pour cela, n</text:span>ous avons décidé de partir sur un site transactionnel, qui permettrait d’avoir les mêmes fonctionnalités que l<text:span text:style-name="T1">es sites de covoiturages, tels que BlaBlaCar par exemple.</text:span> <text:span text:style-name="T1">Le site</text:span> permettrait d’afficher des covoiturage<text:span text:style-name="T1">s</text:span> entre étudiants, afin de réduire la pollution et <text:span text:style-name="T1">permettre de créer de nouvelles opportunités de transport.</text:span></text:p>
      <text:p text:style-name="P8"><text:span text:style-name="T2">Nous devions respecter l</text:span>a durée d<text:span text:style-name="T2">u</text:span> projet <text:span text:style-name="T2">qui était</text:span> de 28 heures sur 3,5 jours avec encadrement ponctuel.</text:p>
      <text:p text:style-name="P8"/>
      <text:p text:style-name="P9"/>
      <text:p text:style-name="P9"/>
      <text:p text:style-name="P4">Mode d’emploi :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14:17:31.138623546</meta:creation-date>
    <dc:date>2018-05-02T15:02:27.127847067</dc:date>
    <meta:editing-duration>PT14M42S</meta:editing-duration>
    <meta:editing-cycles>3</meta:editing-cycles>
    <meta:generator>LibreOffice/6.0.3.2$Linux_X86_64 LibreOffice_project/8f48d515416608e3a835360314dac7e47fd0b821</meta:generator>
    <meta:document-statistic meta:table-count="0" meta:image-count="0" meta:object-count="0" meta:page-count="3" meta:paragraph-count="7" meta:word-count="105" meta:character-count="659" meta:non-whitespace-character-count="561"/>
  </office:meta>
</office:document-meta>
</file>